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 PL SungtiL GB" svg:font-family="AR PL SungtiL GB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72pt" style:font-size-asian="72pt" style:font-size-complex="72pt"/>
    </style:style>
    <style:style style:name="P2" style:parent-style-name="Standard" style:family="paragraph">
      <style:paragraph-properties fo:text-align="center" fo:margin-top="0.1666in"/>
      <style:text-properties fo:font-size="24pt" style:font-size-asian="24pt" style:font-size-complex="72pt"/>
    </style:style>
    <style:style style:name="P3" style:parent-style-name="Standard" style:family="paragraph">
      <style:paragraph-properties fo:text-align="center" fo:margin-top="0.1666in"/>
    </style:style>
    <style:style style:name="T4" style:parent-style-name="DefaultParagraphFont" style:family="text">
      <style:text-properties fo:font-size="80pt" style:font-size-asian="80pt" style:font-size-complex="72pt"/>
    </style:style>
    <style:style style:name="T5" style:parent-style-name="DefaultParagraphFont" style:family="text">
      <style:text-properties fo:font-size="80pt" style:font-size-asian="80pt" style:font-size-complex="72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Hackathon</text:p>
      <text:p text:style-name="P2"/>
      <text:p text:style-name="P3"><text:span text:style-name="T4"><draw:frame draw:z-index="251661312" draw:style-name="a0" draw:name="Graphic 3" text:anchor-type="paragraph" svg:x="-0.29444in" svg:y="1.75139in" svg:width="2.70833in" svg:height="2.70833in" style:rel-width="scale" style:rel-height="scale"><draw:image xlink:href="media/image1.svg" xlink:type="simple" xlink:show="embed" xlink:actuate="onLoad"/><svg:title/><svg:desc/></draw:frame></text:span><draw:frame draw:z-index="251658240" draw:style-name="a1" draw:name="Image1" text:anchor-type="paragraph" svg:x="7.6555in" svg:y="2.4764in" svg:width="2in" svg:height="2.4799in" style:rel-width="scale" style:rel-height="scale"><draw:image xlink:href="media/image2.png" xlink:type="simple" xlink:show="embed" xlink:actuate="onLoad"/><svg:title/><svg:desc/></draw:frame><text:span text:style-name="T5">Storage Roo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 PL SungtiL GB" svg:font-family="AR PL SungtiL GB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DengXia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rystal Yang</meta:initial-creator>
    <dc:creator>Ryan Benz</dc:creator>
    <meta:creation-date>2019-05-17T21:38:00Z</meta:creation-date>
    <dc:date>2023-04-15T19:49:00Z</dc:date>
    <meta:print-date>2019-10-31T22:13:00Z</meta:print-date>
    <meta:template xlink:href="Normal.dotm" xlink:type="simple"/>
    <meta:editing-cycles>9</meta:editing-cycles>
    <meta:editing-duration>PT1980S</meta:editing-duration>
    <meta:user-defined meta:name="AppVersion">16.0000</meta:user-defined>
    <meta:user-defined meta:name="Company">SchoolsFirst F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3" meta:character-count="25" meta:row-count="1" meta:non-whitespace-character-count="23"/>
  </office:meta>
</office:document-meta>
</file>